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812cm" fo:min-width="2.33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4cm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451cm" fo:min-width="6.5cm"/>
      <style:paragraph-properties style:writing-mode="lr-tb"/>
    </style:style>
    <style:style style:name="gr13" style:family="graphic" style:parent-style-name="objectwithoutfill">
      <style:graphic-properties draw:marker-end="Arrowheads_20_4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3.75cm" fo:min-width="6.5cm"/>
      <style:paragraph-properties style:writing-mode="lr-tb"/>
    </style:style>
    <style:style style:name="gr15" style:family="graphic" style:parent-style-name="objectwithoutfill">
      <style:graphic-properties draw:marker-end="Arrowheads_20_5" draw:marker-end-width="0.3cm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olity XII (NCERT)<text:line-break/>- Himansh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Functions of Constitution</text:p>
          </draw:text-box>
        </draw:frame>
        <draw:frame presentation:style-name="pr4" draw:text-style-name="P3" draw:layer="layout" svg:width="26cm" svg:height="11cm" svg:x="1cm" svg:y="3cm" presentation:class="outline" presentation:user-transformed="true">
          <draw:text-box>
            <text:list text:style-name="L2">
              <text:list-item>
                <text:p text:style-name="P3"><text:span text:style-name="T1">first function of a constitution is to provide a set of basic rules that allow for </text:span><text:span text:style-name="T1">minimal coordination amongst members of a society.</text:span></text:p>
              </text:list-item>
              <text:list-item>
                <text:p text:style-name="P3"><text:span text:style-name="T1">The second function of a constitution is to specify who has the power <text:s/>to <text:s/></text:span><text:span text:style-name="T1">make decisions in a society. It decides how the government will be </text:span><text:span text:style-name="T1">constituted.</text:span></text:p>
              </text:list-item>
              <text:list-item>
                <text:p text:style-name="P3"><text:span text:style-name="T1">the third function of a constitution is to set some limits on what a government </text:span><text:span text:style-name="T1">can impose on its citizens. These limits are fundamental in the sense that </text:span><text:span text:style-name="T1">government may never trespass them.</text:span></text:p>
              </text:list-item>
              <text:list-item>
                <text:p text:style-name="P3"><text:span text:style-name="T1">The fourth function of a constitution is to enable the government to fulfil the </text:span><text:span text:style-name="T1">aspirations of a society and create conditions for a just society.</text:span></text:p>
              </text:list-item>
              <text:list-item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was Indian Constitution made??</text:p>
          </draw:text-box>
        </draw:frame>
        <draw:custom-shape draw:style-name="gr2" draw:text-style-name="P5" draw:layer="layout" svg:width="4cm" svg:height="1.5cm" svg:x="1.5cm" svg:y="3.5cm">
          <text:p text:style-name="P4"><text:span text:style-name="T2">Constitution</text:span></text:p>
          <text:p text:style-name="P4"><text:span text:style-name="T2">Of Ind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5.5cm" svg:y1="4.5cm" svg:x2="9cm" svg:y2="4.5cm">
          <text:p/>
        </draw:line>
        <draw:custom-shape draw:style-name="gr4" draw:text-style-name="P4" draw:layer="layout" svg:width="4cm" svg:height="1.5cm" svg:x="9cm" svg:y="3.5cm">
          <text:p text:style-name="P4">Constituent </text:p>
          <text:p text:style-name="P4">Assembly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5cm" svg:y1="4cm" svg:x2="15.5cm" svg:y2="4cm">
          <text:p/>
        </draw:line>
        <draw:frame draw:style-name="gr6" draw:text-style-name="P8" draw:layer="layout" svg:width="2.5cm" svg:height="1.979cm" svg:x="13cm" svg:y="2.225cm">
          <draw:text-box>
            <text:p text:style-name="P7"><text:span text:style-name="T3">First Sitting for Undivided India</text:span></text:p>
          </draw:text-box>
        </draw:frame>
        <draw:frame draw:style-name="gr7" draw:text-style-name="P10" draw:layer="layout" svg:width="2.5cm" svg:height="0.763cm" svg:x="6cm" svg:y="3.5cm">
          <draw:text-box>
            <text:p text:style-name="P9"><text:span text:style-name="T4">Made by</text:span></text:p>
          </draw:text-box>
        </draw:frame>
        <draw:custom-shape draw:style-name="gr8" draw:text-style-name="P4" draw:layer="layout" svg:width="4.5cm" svg:height="1.5cm" svg:x="15.5cm" svg:y="3.5cm">
          <text:p text:style-name="P4">9 Dec 1946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0cm" svg:y1="4.5cm" svg:x2="23cm" svg:y2="4.5cm">
          <text:p/>
        </draw:line>
        <draw:frame draw:style-name="gr10" draw:text-style-name="P12" draw:layer="layout" svg:width="3.5cm" svg:height="1.673cm" svg:x="20cm" svg:y="2.5cm">
          <draw:text-box>
            <text:p text:style-name="P11"><text:span text:style-name="T5">Reassembled for Divided India</text:span></text:p>
          </draw:text-box>
        </draw:frame>
        <draw:custom-shape draw:style-name="gr11" draw:text-style-name="P4" draw:layer="layout" svg:width="4.5cm" svg:height="2cm" svg:x="23cm" svg:y="3.5cm">
          <text:p text:style-name="P4">14 Aug 1947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7cm" svg:height="4.701cm" svg:x="20.5cm" svg:y="8.799cm">
          <text:p text:style-name="P13"><text:span text:style-name="T2">Indirect elections by the</text:span></text:p>
          <text:p text:style-name="P13"><text:span text:style-name="T2">Members of Provincial </text:span></text:p>
          <text:p text:style-name="P13"><text:span text:style-name="T2">Legislative Assemblies, as</text:span></text:p>
          <text:p text:style-name="P5"><text:span text:style-name="T2">Established under Government</text:span></text:p>
          <text:p text:style-name="P5"><text:span text:style-name="T2">Of India Act, 1935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23.5cm" svg:y1="5.5cm" svg:x2="23.5cm" svg:y2="9cm">
          <text:p/>
        </draw:line>
        <draw:frame draw:style-name="gr7" draw:text-style-name="P10" draw:layer="layout" svg:width="4cm" svg:height="2.299cm" svg:x="23.5cm" svg:y="6.5cm">
          <draw:text-box>
            <text:p text:style-name="P9"><text:span text:style-name="T4">Members of </text:span></text:p>
            <text:p text:style-name="P9"><text:span text:style-name="T4">Constituent Assembly choosen by</text:span></text:p>
          </draw:text-box>
        </draw:frame>
        <draw:custom-shape draw:style-name="gr14" draw:text-style-name="P14" draw:layer="layout" svg:width="7cm" svg:height="4cm" svg:x="9.5cm" svg:y="9cm">
          <text:p text:style-name="P4"><text:span text:style-name="T4">The constituent assembly</text:span></text:p>
          <text:p text:style-name="P4"><text:span text:style-name="T4">Composed by the plan proposed </text:span></text:p>
          <text:p text:style-name="P4"><text:span text:style-name="T4">British Cabinet</text:span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20.5cm" svg:y1="11cm" svg:x2="16.5cm" svg:y2="11cm">
          <text:p/>
        </draw:line>
        <draw:frame draw:style-name="gr7" draw:text-style-name="P15" draw:layer="layout" svg:width="3cm" svg:height="1.673cm" svg:x="17cm" svg:y="9cm">
          <draw:text-box>
            <text:p>Cabinet</text:p>
            <text:p>Mis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2T14:16:41.148894230</meta:creation-date>
    <meta:editing-duration>PT2H44M18S</meta:editing-duration>
    <meta:editing-cycles>6</meta:editing-cycles>
    <meta:generator>LibreOffice/7.0.4.2$Linux_X86_64 LibreOffice_project/00$Build-2</meta:generator>
    <dc:title>Blue Curve</dc:title>
    <dc:date>2021-05-12T20:30:53.093795842</dc:date>
    <meta:document-statistic meta:object-count="89"/>
  </office:meta>
</office:document-meta>
</file>